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Gnumeric-default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fo:wrap-option="wrap" fo:background-color="transparent" style:cell-protect="protected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" style:family="table-cell" style:parent-style-name="Default" style:data-style-name="N0">
      <style:table-cell-properties style:vertical-align="automatic" fo:background-color="transparent" style:cell-protect="protected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9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Hyperlink" style:data-style-name="N0">
      <style:table-cell-properties style:vertical-align="automatic" fo:background-color="transparent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12" style:family="table-cell" style:parent-style-name="Default" style:data-style-name="N4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3.36020833333333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Prototyp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18" table:default-cell-style-name="ce1"/>
        <table:table-column table:style-name="co12" table:number-columns-repeated="16256" table:default-cell-style-name="ce1"/>
        <table:table-row table:number-rows-repeated="2" table:style-name="ro1">
          <table:table-cell table:number-columns-repeated="10"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2" table:style-name="ce4"/>
          <table:table-cell office:value-type="string" table:number-columns-spanned="2" table:number-rows-spanned="1" table:style-name="ce5">
            <text:p>All components are SMD</text:p>
          </table:table-cell>
          <table:covered-table-cell/>
          <table:table-cell table:number-columns-repeated="6"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10" table:style-name="ce4"/>
          <table:table-cell table:number-columns-repeated="118" table:style-name="ce3"/>
          <table:table-cell table:number-columns-repeated="16256"/>
        </table:table-row>
        <table:table-row table:style-name="ro2">
          <table:table-cell table:style-name="ce4"/>
          <table:table-cell office:value-type="string" table:style-name="ce6">
            <text:p>Description</text:p>
          </table:table-cell>
          <table:table-cell office:value-type="string" table:style-name="ce6">
            <text:p>Notes</text:p>
          </table:table-cell>
          <table:table-cell office:value-type="string" table:style-name="ce6">
            <text:p>Mouser Model #</text:p>
          </table:table-cell>
          <table:table-cell office:value-type="string" table:style-name="ce6">
            <text:p>Mfr Model #</text:p>
          </table:table-cell>
          <table:table-cell office:value-type="string" table:style-name="ce6">
            <text:p>Source</text:p>
          </table:table-cell>
          <table:table-cell office:value-type="string" table:style-name="ce6">
            <text:p>Price per Unit</text:p>
          </table:table-cell>
          <table:table-cell office:value-type="string" table:style-name="ce6">
            <text:p>Quantity</text:p>
          </table:table-cell>
          <table:table-cell office:value-type="string" table:style-name="ce6">
            <text:p>Item Total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uProcessor</text:p>
          </table:table-cell>
          <table:table-cell table:style-name="ce4"/>
          <table:table-cell office:value-type="string" table:style-name="ce7">
            <text:p><text:a xlink:href="https://www.mouser.com/ProductDetail/Microchip-Technology-Atmel/ATMEGA32U4-AU?qs=sGAEpiMZZMvqv2n3s2xjsYzXfq0AWv1C4u5a33SlKLw%3D">556-ATMEGA32U4-AU</text:a></text:p>
          </table:table-cell>
          <table:table-cell office:value-type="string" table:style-name="ce7">
            <text:p><text:a xlink:href="https://www.mouser.com/ProductDetail/Microchip-Technology-Atmel/ATMEGA32U4-AU?qs=sGAEpiMZZMvqv2n3s2xjsYzXfq0AWv1C4u5a33SlKLw%3D">ATMEGA32U4-AU</text:a></text:p>
          </table:table-cell>
          <table:table-cell office:value-type="string" table:style-name="ce8">
            <text:p><text:a xlink:href="https://www.mouser.com/ProductDetail/Microchip-Technology-Atmel/ATMEGA32U4-AU?qs=sGAEpiMZZMvqv2n3s2xjsYzXfq0AWv1C4u5a33SlKLw%3D">link</text:a></text:p>
          </table:table-cell>
          <table:table-cell office:value-type="currency" office:value="4.12" table:style-name="ce12">
            <text:p>$4.12</text:p>
          </table:table-cell>
          <table:table-cell office:value-type="float" office:value="2" table:style-name="ce4">
            <text:p>2</text:p>
          </table:table-cell>
          <table:table-cell office:value-type="currency" office:value="8.24" table:formula="of:=[.G6]*[.H6]" table:style-name="ce12">
            <text:p>$8.24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Green LED</text:p>
          </table:table-cell>
          <table:table-cell table:style-name="ce4"/>
          <table:table-cell office:value-type="string" table:style-name="ce7">
            <text:p><text:a xlink:href="https://www.mouser.com/ProductDetail/Vishay-Semiconductors/VLMG21K2M1-GS08?qs=sGAEpiMZZMseGfSY3csMkXvasvkd2kdN%252bqJaeQlMgOA%3D">78-VLMG21K2M1</text:a></text:p>
          </table:table-cell>
          <table:table-cell office:value-type="string" table:style-name="ce7">
            <text:p><text:a xlink:href="https://www.mouser.com/ProductDetail/Vishay-Semiconductors/VLMG21K2M1-GS08?qs=sGAEpiMZZMseGfSY3csMkXvasvkd2kdN%252bqJaeQlMgOA%3D">VLMG21K2M1-GS08</text:a></text:p>
          </table:table-cell>
          <table:table-cell office:value-type="string" table:style-name="ce8">
            <text:p><text:a xlink:href="https://www.mouser.com/ProductDetail/Vishay-Semiconductors/VLMG21K2M1-GS08?qs=sGAEpiMZZMseGfSY3csMkXvasvkd2kdN%252bqJaeQlMgOA%3D">link</text:a></text:p>
          </table:table-cell>
          <table:table-cell office:value-type="currency" office:value="0.43" table:style-name="ce12">
            <text:p>$0.43</text:p>
          </table:table-cell>
          <table:table-cell office:value-type="float" office:value="2" table:style-name="ce4">
            <text:p>2</text:p>
          </table:table-cell>
          <table:table-cell office:value-type="currency" office:value="0.86" table:formula="of:=[.G7]*[.H7]" table:style-name="ce12">
            <text:p>$0.86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Red LED</text:p>
          </table:table-cell>
          <table:table-cell table:style-name="ce4"/>
          <table:table-cell office:value-type="string" table:style-name="ce7">
            <text:p><text:a xlink:href="https://www.mouser.com/ProductDetail/Vishay-Semiconductors/VLMR233T2V2-GS08?qs=sGAEpiMZZMseGfSY3csMkVhiBbw6eJnpi96aiwwtx6s%3D">78-VLMR233T2V2-GS08</text:a></text:p>
          </table:table-cell>
          <table:table-cell office:value-type="string" table:style-name="ce7">
            <text:p><text:a xlink:href="https://www.mouser.com/ProductDetail/Vishay-Semiconductors/VLMR233T2V2-GS08?qs=sGAEpiMZZMseGfSY3csMkVhiBbw6eJnpi96aiwwtx6s%3D">VLMR233T2V2-GS08</text:a></text:p>
          </table:table-cell>
          <table:table-cell office:value-type="string" table:style-name="ce8">
            <text:p><text:a xlink:href="https://www.mouser.com/ProductDetail/Vishay-Semiconductors/VLMR233T2V2-GS08?qs=sGAEpiMZZMseGfSY3csMkVhiBbw6eJnpi96aiwwtx6s%3D">link</text:a></text:p>
          </table:table-cell>
          <table:table-cell office:value-type="currency" office:value="0.55000000000000004" table:style-name="ce12">
            <text:p>$0.55</text:p>
          </table:table-cell>
          <table:table-cell office:value-type="float" office:value="2" table:style-name="ce4">
            <text:p>2</text:p>
          </table:table-cell>
          <table:table-cell office:value-type="currency" office:value="1.1000000000000001" table:formula="of:=[.G8]*[.H8]" table:style-name="ce12">
            <text:p>$1.10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Button Switch</text:p>
          </table:table-cell>
          <table:table-cell table:style-name="ce4"/>
          <table:table-cell office:value-type="string" table:style-name="ce7">
            <text:p><text:a xlink:href="https://www.mouser.com/ProductDetail/Panasonic/EVQ-Q2K01W?qs=sGAEpiMZZMsgGjVA3toVBJSRmTQ2q3AThHK0uV7ro%2Fk%3D">667-EVQ-Q2K01W</text:a></text:p>
          </table:table-cell>
          <table:table-cell office:value-type="string" table:style-name="ce7">
            <text:p><text:a xlink:href="https://www.mouser.com/ProductDetail/Panasonic/EVQ-Q2K01W?qs=sGAEpiMZZMsgGjVA3toVBJSRmTQ2q3AThHK0uV7ro%2Fk%3D">EVQ-Q2K01W</text:a></text:p>
          </table:table-cell>
          <table:table-cell office:value-type="string" table:style-name="ce8">
            <text:p><text:a xlink:href="https://www.mouser.com/ProductDetail/Panasonic/EVQ-Q2K01W?qs=sGAEpiMZZMsgGjVA3toVBJSRmTQ2q3AThHK0uV7ro%2Fk%3D">link</text:a></text:p>
          </table:table-cell>
          <table:table-cell office:value-type="currency" office:value="0.3" table:style-name="ce12">
            <text:p>$0.30</text:p>
          </table:table-cell>
          <table:table-cell office:value-type="float" office:value="4" table:style-name="ce4">
            <text:p>4</text:p>
          </table:table-cell>
          <table:table-cell office:value-type="currency" office:value="1.2" table:formula="of:=[.G9]*[.H9]" table:style-name="ce12">
            <text:p>$1.20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1k Resistor</text:p>
          </table:table-cell>
          <table:table-cell table:style-name="ce4"/>
          <table:table-cell office:value-type="string" table:style-name="ce9">
            <text:p><text:a xlink:href="https://www.mouser.com/ProductDetail/Welwyn-Components-TT-Electronics/WIN-T1206LF-11-1001-A?qs=sGAEpiMZZMvdGkrng054t3JR9pTAeVpLfp%252bAthAck9k7gvN0dVIQCA%3D%3D">66-WINT1206LF111001A</text:a></text:p>
          </table:table-cell>
          <table:table-cell office:value-type="string" table:style-name="ce9">
            <text:p><text:a xlink:href="https://www.mouser.com/ProductDetail/Welwyn-Components-TT-Electronics/WIN-T1206LF-11-1001-A?qs=sGAEpiMZZMvdGkrng054t3JR9pTAeVpLfp%252bAthAck9k7gvN0dVIQCA%3D%3D">WIN-T1206LF-11-1001-A</text:a></text:p>
          </table:table-cell>
          <table:table-cell office:value-type="string" table:style-name="ce4">
            <text:p><text:a xlink:href="https://www.mouser.com/ProductDetail/Welwyn-Components-TT-Electronics/WIN-T1206LF-11-1001-A?qs=sGAEpiMZZMvdGkrng054t3JR9pTAeVpLfp%252bAthAck9k7gvN0dVIQCA%3D%3D">link</text:a></text:p>
          </table:table-cell>
          <table:table-cell office:value-type="currency" office:value="1.1200000000000001" table:style-name="ce12">
            <text:p>$1.12</text:p>
          </table:table-cell>
          <table:table-cell office:value-type="float" office:value="4" table:style-name="ce4">
            <text:p>4</text:p>
          </table:table-cell>
          <table:table-cell office:value-type="currency" office:value="4.4800000000000004" table:formula="of:=[.G10]*[.H10]" table:style-name="ce12">
            <text:p>$4.48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10k Resistor</text:p>
          </table:table-cell>
          <table:table-cell table:style-name="ce4"/>
          <table:table-cell office:value-type="string" table:style-name="ce9">
            <text:p><text:a xlink:href="https://www.mouser.com/ProductDetail/Welwyn-Components-TT-Electronics/WIN-T1206LF-03-1002-B?qs=sGAEpiMZZMvdGkrng054t7BvsfPgPLg3ObuEixnqTWiHOlxp4TG2iw%3D%3D">66-WINT1206LF031002B</text:a></text:p>
          </table:table-cell>
          <table:table-cell office:value-type="string" table:style-name="ce9">
            <text:p><text:a xlink:href="https://www.mouser.com/ProductDetail/Welwyn-Components-TT-Electronics/WIN-T1206LF-03-1002-B?qs=sGAEpiMZZMvdGkrng054t7BvsfPgPLg3ObuEixnqTWiHOlxp4TG2iw%3D%3D">WIN-T1206LF-03-1002-B</text:a></text:p>
          </table:table-cell>
          <table:table-cell office:value-type="string" table:style-name="ce4">
            <text:p><text:a xlink:href="https://www.mouser.com/ProductDetail/Welwyn-Components-TT-Electronics/WIN-T1206LF-03-1002-B?qs=sGAEpiMZZMvdGkrng054t7BvsfPgPLg3ObuEixnqTWiHOlxp4TG2iw%3D%3D">link</text:a></text:p>
          </table:table-cell>
          <table:table-cell office:value-type="currency" office:value="0.59" table:style-name="ce12">
            <text:p>$0.59</text:p>
          </table:table-cell>
          <table:table-cell office:value-type="float" office:value="2" table:style-name="ce4">
            <text:p>2</text:p>
          </table:table-cell>
          <table:table-cell office:value-type="currency" office:value="1.18" table:formula="of:=[.G11]*[.H11]" table:style-name="ce12">
            <text:p>$1.18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22 Ohm Resistor</text:p>
          </table:table-cell>
          <table:table-cell table:style-name="ce4"/>
          <table:table-cell office:value-type="string" table:style-name="ce9">
            <text:p><text:a xlink:href="https://www.mouser.com/ProductDetail/Welwyn-Components-TT-Electronics/WCR1206-22RFI?qs=sGAEpiMZZMvdGkrng054t8%252bPdf%2F%252bll150xV1%2FAyqJ8g%3D">756-WCR1206-22RFI</text:a></text:p>
          </table:table-cell>
          <table:table-cell office:value-type="string" table:style-name="ce9">
            <text:p><text:a xlink:href="https://www.mouser.com/ProductDetail/Welwyn-Components-TT-Electronics/WCR1206-22RFI?qs=sGAEpiMZZMvdGkrng054t8%252bPdf%2F%252bll150xV1%2FAyqJ8g%3D">WCR1206-22RFI</text:a></text:p>
          </table:table-cell>
          <table:table-cell office:value-type="string" table:style-name="ce4">
            <text:p><text:a xlink:href="https://www.mouser.com/ProductDetail/Welwyn-Components-TT-Electronics/WCR1206-22RFI?qs=sGAEpiMZZMvdGkrng054t8%252bPdf%2F%252bll150xV1%2FAyqJ8g%3D">link</text:a></text:p>
          </table:table-cell>
          <table:table-cell office:value-type="currency" office:value="0.1" table:style-name="ce12">
            <text:p>$0.10</text:p>
          </table:table-cell>
          <table:table-cell office:value-type="float" office:value="4" table:style-name="ce4">
            <text:p>4</text:p>
          </table:table-cell>
          <table:table-cell office:value-type="currency" office:value="0.4" table:formula="of:=[.G12]*[.H12]" table:style-name="ce12">
            <text:p>$0.40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16MHz Oscillator</text:p>
          </table:table-cell>
          <table:table-cell table:style-name="ce4"/>
          <table:table-cell office:value-type="string" table:style-name="ce9">
            <text:p><text:a xlink:href="https://www.mouser.com/ProductDetail/NDK/NX3225SA-16000000MHZ-T1?qs=sGAEpiMZZMsBj6bBr9Q9abMK2mGYOCsJ4WUgE7Y3wDi39FQNYuc1Tg%3D%3D">344-NX3225SA16MHZT1</text:a></text:p>
          </table:table-cell>
          <table:table-cell office:value-type="string" table:style-name="ce9">
            <text:p><text:a xlink:href="https://www.mouser.com/ProductDetail/NDK/NX3225SA-16000000MHZ-T1?qs=sGAEpiMZZMsBj6bBr9Q9abMK2mGYOCsJ4WUgE7Y3wDi39FQNYuc1Tg%3D%3D">NX3225SA-16.000000MHZ-T1</text:a></text:p>
          </table:table-cell>
          <table:table-cell office:value-type="string" table:style-name="ce4">
            <text:p><text:a xlink:href="https://www.mouser.com/ProductDetail/NDK/NX3225SA-16000000MHZ-T1?qs=sGAEpiMZZMsBj6bBr9Q9abMK2mGYOCsJ4WUgE7Y3wDi39FQNYuc1Tg%3D%3D">link</text:a></text:p>
          </table:table-cell>
          <table:table-cell office:value-type="currency" office:value="0.92" table:style-name="ce12">
            <text:p>$0.92</text:p>
          </table:table-cell>
          <table:table-cell office:value-type="float" office:value="2" table:style-name="ce4">
            <text:p>2</text:p>
          </table:table-cell>
          <table:table-cell office:value-type="currency" office:value="1.84" table:formula="of:=[.G13]*[.H13]" table:style-name="ce12">
            <text:p>$1.84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18pF Cap</text:p>
          </table:table-cell>
          <table:table-cell table:style-name="ce4"/>
          <table:table-cell office:value-type="string" table:style-name="ce10">
            <text:p><text:a xlink:href="https://www.mouser.com/ProductDetail/Murata-Electronics/GRM31A7U3D180JW31D?qs=sGAEpiMZZMs0AnBnWHyRQFQYdTDrJniYs3ye9uvvO1Q%3D">81-GRM31A7U3D180JW1D</text:a></text:p>
          </table:table-cell>
          <table:table-cell office:value-type="string" table:style-name="ce9">
            <text:p><text:a xlink:href="https://www.mouser.com/ProductDetail/Murata-Electronics/GRM31A7U3D180JW31D?qs=sGAEpiMZZMs0AnBnWHyRQFQYdTDrJniYs3ye9uvvO1Q%3D">GRM31A7U3D180JW31D</text:a></text:p>
          </table:table-cell>
          <table:table-cell office:value-type="string" table:style-name="ce4">
            <text:p><text:a xlink:href="https://www.mouser.com/ProductDetail/Murata-Electronics/GRM31A7U3D180JW31D?qs=sGAEpiMZZMs0AnBnWHyRQFQYdTDrJniYs3ye9uvvO1Q%3D">link</text:a></text:p>
          </table:table-cell>
          <table:table-cell office:value-type="currency" office:value="0.56999999999999995" table:style-name="ce12">
            <text:p>$0.57</text:p>
          </table:table-cell>
          <table:table-cell office:value-type="float" office:value="4" table:style-name="ce4">
            <text:p>4</text:p>
          </table:table-cell>
          <table:table-cell office:value-type="currency" office:value="2.2799999999999998" table:formula="of:=[.G14]*[.H14]" table:style-name="ce12">
            <text:p>$2.28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10uF</text:p>
          </table:table-cell>
          <table:table-cell table:style-name="ce4"/>
          <table:table-cell office:value-type="string" table:style-name="ce9">
            <text:p><text:a xlink:href="https://www.mouser.com/ProductDetail/Murata-Electronics/GCJ31CC71E106MA15L?qs=sGAEpiMZZMs0AnBnWHyRQID2xuQsFd1GsBctfxImprfmBiz67%2F7c5w%3D%3D">81-GCJ31CC71E106MA5L</text:a></text:p>
          </table:table-cell>
          <table:table-cell office:value-type="string" table:style-name="ce9">
            <text:p><text:a xlink:href="https://www.mouser.com/ProductDetail/Murata-Electronics/GCJ31CC71E106MA15L?qs=sGAEpiMZZMs0AnBnWHyRQID2xuQsFd1GsBctfxImprfmBiz67%2F7c5w%3D%3D">GCJ31CC71E106MA15L</text:a></text:p>
          </table:table-cell>
          <table:table-cell office:value-type="string" table:style-name="ce4">
            <text:p><text:a xlink:href="https://www.mouser.com/ProductDetail/Murata-Electronics/GCJ31CC71E106MA15L?qs=sGAEpiMZZMs0AnBnWHyRQID2xuQsFd1GsBctfxImprfmBiz67%2F7c5w%3D%3D">link</text:a></text:p>
          </table:table-cell>
          <table:table-cell office:value-type="currency" office:value="0.94" table:style-name="ce12">
            <text:p>$0.94</text:p>
          </table:table-cell>
          <table:table-cell office:value-type="float" office:value="2" table:style-name="ce4">
            <text:p>2</text:p>
          </table:table-cell>
          <table:table-cell office:value-type="currency" office:value="1.88" table:formula="of:=[.G15]*[.H15]" table:style-name="ce12">
            <text:p>$1.88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0.1uF</text:p>
          </table:table-cell>
          <table:table-cell table:style-name="ce4"/>
          <table:table-cell office:value-type="string" table:style-name="ce9">
            <text:p><text:a xlink:href="https://www.mouser.com/ProductDetail/Murata-Electronics/GRM31C5C2A104JA01L?qs=sGAEpiMZZMs0AnBnWHyRQB5KqWiNAtmE1GTrKXyRF6JcbW9CqMqDrg%3D%3D">81-GRM31C5C2A104JA1L</text:a></text:p>
          </table:table-cell>
          <table:table-cell office:value-type="string" table:style-name="ce9">
            <text:p><text:a xlink:href="https://www.mouser.com/ProductDetail/Murata-Electronics/GRM31C5C2A104JA01L?qs=sGAEpiMZZMs0AnBnWHyRQB5KqWiNAtmE1GTrKXyRF6JcbW9CqMqDrg%3D%3D">GRM31C5C2A104JA01L</text:a></text:p>
          </table:table-cell>
          <table:table-cell office:value-type="string" table:style-name="ce4">
            <text:p><text:a xlink:href="https://www.mouser.com/ProductDetail/Murata-Electronics/GRM31C5C2A104JA01L?qs=sGAEpiMZZMs0AnBnWHyRQB5KqWiNAtmE1GTrKXyRF6JcbW9CqMqDrg%3D%3D">link</text:a></text:p>
          </table:table-cell>
          <table:table-cell office:value-type="currency" office:value="0.71" table:style-name="ce12">
            <text:p>$0.71</text:p>
          </table:table-cell>
          <table:table-cell office:value-type="float" office:value="8" table:style-name="ce4">
            <text:p>8</text:p>
          </table:table-cell>
          <table:table-cell office:value-type="currency" office:value="5.68" table:formula="of:=[.G16]*[.H16]" table:style-name="ce12">
            <text:p>$5.68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style-name="ce4"/>
          <table:table-cell office:value-type="string" table:style-name="ce4">
            <text:p>LM386N-3 Audio Amplifier</text:p>
          </table:table-cell>
          <table:table-cell table:style-name="ce4"/>
          <table:table-cell office:value-type="string" table:style-name="ce13">
            <text:p>926-LM386N-3/NOPB<text:s/></text:p>
          </table:table-cell>
          <table:table-cell office:value-type="string" table:style-name="ce4">
            <text:p>LM386N-3/NOPB<text:s/></text:p>
          </table:table-cell>
          <table:table-cell office:value-type="string" table:style-name="ce11">
            <text:p><text:a xlink:href="https://www.mouser.com/ProductDetail/?qs=QbsRYf82W3HTOHnLnBQd7A%3d%3d">link</text:a></text:p>
          </table:table-cell>
          <table:table-cell office:value-type="currency" office:value="0.86" table:style-name="ce12">
            <text:p>$0.86</text:p>
          </table:table-cell>
          <table:table-cell office:value-type="float" office:value="6" table:style-name="ce4">
            <text:p>6</text:p>
          </table:table-cell>
          <table:table-cell office:value-type="currency" office:value="5.16" table:formula="of:=[.G17]*[.H17]" table:style-name="ce12">
            <text:p>$5.16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5" table:style-name="ce4"/>
          <table:table-cell table:style-name="ce11"/>
          <table:table-cell table:style-name="ce12"/>
          <table:table-cell table:style-name="ce4"/>
          <table:table-cell office:value-type="currency" office:value="0" table:formula="of:=[.G18]*[.H18]" table:style-name="ce12">
            <text:p>$0.00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4"/>
          <table:table-cell table:style-name="ce12"/>
          <table:table-cell table:style-name="ce13"/>
          <table:table-cell office:value-type="currency" office:value="0" table:formula="of:=[.G19]*[.H19]" table:style-name="ce12">
            <text:p>$0.00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4"/>
          <table:table-cell table:style-name="ce12"/>
          <table:table-cell table:style-name="ce4"/>
          <table:table-cell office:value-type="currency" office:value="0" table:formula="of:=[.G20]*[.H20]" table:style-name="ce12">
            <text:p>$0.00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4"/>
          <table:table-cell table:style-name="ce12"/>
          <table:table-cell table:style-name="ce4"/>
          <table:table-cell office:value-type="currency" office:value="0" table:formula="of:=[.G21]*[.H21]" table:style-name="ce12">
            <text:p>$0.00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6" table:style-name="ce4"/>
          <table:table-cell table:style-name="ce12"/>
          <table:table-cell table:style-name="ce4"/>
          <table:table-cell office:value-type="currency" office:value="0" table:formula="of:=[.G22]*[.H22]" table:style-name="ce12">
            <text:p>$0.00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8" table:style-name="ce4"/>
          <table:table-cell table:style-name="ce12"/>
          <table:table-cell table:style-name="ce4"/>
          <table:table-cell table:number-columns-repeated="118" table:style-name="ce3"/>
          <table:table-cell table:number-columns-repeated="16256"/>
        </table:table-row>
        <table:table-row table:style-name="ro1">
          <table:table-cell table:number-columns-repeated="7" table:style-name="ce4"/>
          <table:table-cell office:value-type="string" table:style-name="ce4">
            <text:p>Purchase Sub Total</text:p>
          </table:table-cell>
          <table:table-cell office:value-type="currency" office:value="34.299999999999997" table:formula="of:=SUM([.I6:.I22])" table:style-name="ce12">
            <text:p>$34.30</text:p>
          </table:table-cell>
          <table:table-cell table:style-name="ce4"/>
          <table:table-cell table:number-columns-repeated="118" table:style-name="ce3"/>
          <table:table-cell table:number-columns-repeated="16256"/>
        </table:table-row>
        <table:table-row table:number-rows-repeated="3" table:style-name="ro1">
          <table:table-cell table:number-columns-repeated="10" table:style-name="ce4"/>
          <table:table-cell table:number-columns-repeated="118" table:style-name="ce3"/>
          <table:table-cell table:number-columns-repeated="16256"/>
        </table:table-row>
        <table:table-row table:number-rows-repeated="101" table:style-name="ro1">
          <table:table-cell table:number-columns-repeated="128" table:style-name="ce3"/>
          <table:table-cell table:number-columns-repeated="16256"/>
        </table:table-row>
        <table:table-row table:number-rows-repeated="1048448" table:style-name="ro1">
          <table:table-cell table:number-columns-repeated="16384"/>
        </table:table-row>
        <table:named-expressions>
          <table:named-expression table:name="Print_Area" table:expression="of:=[.#REF!]" table:base-cell-address="Prototype.$A$1"/>
          <table:named-expression table:name="Sheet_Title" table:expression="of:=&quot;&quot;&quot;Prototype&quot;&quot;&quot;" table:base-cell-address="Prototype.$A$1"/>
        </table:named-expressions>
      </table:table>
      <table:table table:name="Admin" table:style-name="ta1">
        <table:table-column table:style-name="co1" table:number-columns-repeated="3" table:default-cell-style-name="ce1"/>
        <table:table-column table:style-name="co11" table:number-columns-repeated="125" table:default-cell-style-name="ce1"/>
        <table:table-column table:style-name="co12" table:number-columns-repeated="1625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Amanda</text:p>
          </table:table-cell>
          <table:table-cell office:value-type="string" table:style-name="ce2">
            <text:p>$5</text:p>
          </table:table-cell>
          <table:table-cell table:number-columns-repeated="125" table:style-name="ce2"/>
          <table:table-cell table:number-columns-repeated="16256"/>
        </table:table-row>
        <table:table-row table:number-rows-repeated="1048574" table:style-name="ro1">
          <table:table-cell table:number-columns-repeated="16384"/>
        </table:table-row>
        <table:named-expressions>
          <table:named-expression table:name="Print_Area" table:expression="of:=[.#REF!]" table:base-cell-address="Prototype.$A$1"/>
          <table:named-expression table:name="Sheet_Title" table:expression="of:=&quot;&quot;&quot;Admin&quot;&quot;&quot;" table:base-cell-address="Prototyp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</office:font-face-decls>
  <office:styles>
    <number:number-style style:name="N0">
      <number:number number:min-integer-digits="1"/>
    </number:number-style>
    <number:currency-style style:name="N40">
      <number:currency-symbol>$</number:currency-symbol>
      <number:number number:decimal-places="2" number:min-integer-digits="1" number:grouping="true"/>
    </number:currency-style>
    <style:style style:name="Gnumeric-defa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1" style:scale-to="100%" style:table-centering="none" style:print="annotations 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Sam</dc:creator>
    <meta:creation-date>2018-10-05T17:28:34Z</meta:creation-date>
    <dc:date>2018-10-10T06:39:14Z</dc:date>
    <meta:editing-cycles>11</meta:editing-cycles>
    <meta:editing-duration>PT3281S</meta:editing-duration>
  </office:meta>
</office:document-meta>
</file>